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4cm" svg:stroke-color="#000000" draw:marker-start-width="0.26cm" draw:marker-end-width="0.26cm" draw:fill="solid" draw:fill-color="#fff1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4cm" svg:stroke-color="#000000" draw:marker-start-width="0.26cm" draw:marker-end-width="0.26cm" draw:fill="solid" draw:fill-color="#00ff7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4cm" svg:stroke-color="#000000" draw:marker-start-width="0.26cm" draw:marker-end-width="0.26cm" draw:fill="solid" draw:fill-color="#000e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4cm" svg:stroke-color="#000000" draw:marker-start-width="0.26cm" draw:marker-end-width="0.26cm" draw:fill="solid" draw:fill-color="#ff008d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="solid" draw:fill-color="#ff96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4cm" svg:stroke-color="#000000" draw:marker-start-width="0.26cm" draw:marker-end-width="0.26cm" draw:fill="solid" draw:fill-color="#00ff17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8" style:family="graphic" style:parent-style-name="standard">
      <style:graphic-properties svg:stroke-width="0.04cm" svg:stroke-color="#000000" draw:marker-start-width="0.26cm" draw:marker-end-width="0.26cm" draw:fill="solid" draw:fill-color="#ff00e8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04cm" svg:stroke-color="#000000" draw:marker-start-width="0.26cm" draw:marker-end-width="0.26cm" draw:fill="solid" draw:fill-color="#ff00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0" style:family="graphic" style:parent-style-name="standard">
      <style:graphic-properties svg:stroke-width="0.04cm" svg:stroke-color="#000000" draw:marker-start-width="0.26cm" draw:marker-end-width="0.26cm" draw:fill="solid" draw:fill-color="#7fff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1" style:family="graphic" style:parent-style-name="standard">
      <style:graphic-properties svg:stroke-width="0.04cm" svg:stroke-color="#000000" draw:marker-start-width="0.26cm" draw:marker-end-width="0.26cm" draw:fill="solid" draw:fill-color="#00ff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2" style:family="graphic" style:parent-style-name="standard">
      <style:graphic-properties svg:stroke-width="0.04cm" svg:stroke-color="#000000" draw:marker-start-width="0.26cm" draw:marker-end-width="0.26cm" draw:fill="solid" draw:fill-color="#8000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3" style:family="graphic" style:parent-style-name="standard">
      <style:graphic-properties svg:stroke-width="0.04cm" svg:stroke-color="#000000" draw:marker-start-width="0.26cm" draw:marker-end-width="0.26cm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4" style:family="graphic" style:parent-style-name="standard">
      <style:graphic-properties svg:stroke-width="0.04cm" svg:stroke-color="#000000" draw:marker-start-width="0.26cm" draw:marker-end-width="0.26cm" draw:fill="solid" draw:fill-color="#8000ff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4cm" svg:stroke-color="#000000" draw:marker-start-width="0.26cm" draw:marker-end-width="0.26cm" draw:fill="solid" draw:fill-color="#00ff17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cm" loext:decorative="false"/>
      <style:paragraph-properties style:writing-mode="lr-tb"/>
    </style:style>
    <style:style style:name="gr1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0.75cm" fo:min-width="29.2cm" loext:decorative="false"/>
    </style:style>
    <style:style style:name="gr18" style:family="graphic" style:parent-style-name="standard">
      <style:graphic-properties svg:stroke-width="0.04cm" svg:stroke-color="#ffffff" draw:marker-start-width="0.26cm" draw:marker-end-width="0.26cm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4cm" svg:stroke-color="#ffffff" draw:marker-start-width="0.26cm" draw:marker-end-width="0.26cm" draw:fill="solid" draw:fill-color="#ff00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0" style:family="graphic" style:parent-style-name="standard">
      <style:graphic-properties svg:stroke-width="0.04cm" svg:stroke-color="#ffffff" draw:marker-start-width="0.26cm" draw:marker-end-width="0.26cm" draw:fill="solid" draw:fill-color="#ff9600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1" style:family="graphic" style:parent-style-name="standard">
      <style:graphic-properties svg:stroke-width="0.04cm" svg:stroke-color="#ffffff" draw:marker-start-width="0.26cm" draw:marker-end-width="0.26cm" svg:stroke-opacity="100%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2" style:family="graphic" style:parent-style-name="standard">
      <style:graphic-properties svg:stroke-width="0.04cm" svg:stroke-color="#ffffff" draw:marker-start-width="0.26cm" draw:marker-end-width="0.26cm" draw:fill="solid" draw:fill-color="#ff00e8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3" style:family="graphic" style:parent-style-name="standard">
      <style:graphic-properties svg:stroke-width="0.04cm" svg:stroke-color="#ffffff" draw:marker-start-width="0.26cm" draw:marker-end-width="0.26cm" svg:stroke-opacity="100%" draw:fill="solid" draw:fill-color="#0069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4cm" svg:stroke-color="#ffffff" draw:marker-start-width="0.26cm" draw:marker-end-width="0.26cm" draw:fill="solid" draw:fill-color="#b2b2b2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5" style:family="graphic" style:parent-style-name="standard">
      <style:graphic-properties svg:stroke-width="0.04cm" svg:stroke-color="#ffffff" draw:marker-start-width="0.26cm" draw:marker-end-width="0.26cm" draw:fill="solid" draw:fill-color="#00ffff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6" style:family="graphic" style:parent-style-name="standard">
      <style:graphic-properties svg:stroke-width="0.04cm" svg:stroke-color="#ffffff" draw:marker-start-width="0.26cm" draw:marker-end-width="0.26cm" draw:fill="solid" draw:fill-color="#ff008d" draw:textarea-horizontal-align="justify" draw:textarea-vertical-align="middle" draw:auto-grow-height="false" fo:min-height="0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7" style:family="graphic" style:parent-style-name="standard">
      <style:graphic-properties svg:stroke-width="0.04cm" svg:stroke-color="#ffffff" draw:marker-start-width="0.26cm" draw:marker-end-width="0.26cm" draw:fill="solid" draw:fill-color="#8000ff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5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1.142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5cm" loext:decorative="false"/>
      <style:paragraph-properties style:writing-mode="lr-tb"/>
    </style:style>
    <style:style style:name="gr31" style:family="graphic" style:parent-style-name="standard">
      <style:graphic-properties svg:stroke-width="0.04cm" svg:stroke-color="#ffffff" draw:marker-start-width="0.26cm" draw:marker-end-width="0.26cm" draw:fill="solid" draw:fill-color="#00cc12" draw:textarea-horizontal-align="justify" draw:textarea-vertical-align="middle" draw:auto-grow-height="false" fo:min-height="1.71cm" fo:min-width="0.46cm" fo:padding-top="0.145cm" fo:padding-bottom="0.145cm" fo:padding-left="0.27cm" fo:padding-right="0.27cm" style:writing-mode="lr-tb" loext:decorative="false"/>
      <style:paragraph-properties style:writing-mode="lr-tb"/>
    </style:style>
    <style:style style:name="P1" style:family="paragraph">
      <loext:graphic-properties draw:fill="solid" draw:fill-color="#fff100"/>
      <style:paragraph-properties fo:text-align="center" style:writing-mode="lr-tb"/>
    </style:style>
    <style:style style:name="P2" style:family="paragraph">
      <loext:graphic-properties draw:fill="solid" draw:fill-color="#00ff72"/>
      <style:paragraph-properties fo:text-align="center" style:writing-mode="lr-tb"/>
    </style:style>
    <style:style style:name="P3" style:family="paragraph">
      <loext:graphic-properties draw:fill="solid" draw:fill-color="#000eff"/>
      <style:paragraph-properties fo:text-align="center" style:writing-mode="lr-tb"/>
    </style:style>
    <style:style style:name="P4" style:family="paragraph">
      <loext:graphic-properties draw:fill="solid" draw:fill-color="#ff008d"/>
      <style:paragraph-properties fo:text-align="center" style:writing-mode="lr-tb"/>
    </style:style>
    <style:style style:name="P5" style:family="paragraph">
      <loext:graphic-properties draw:fill="solid" draw:fill-color="#ff9600"/>
      <style:paragraph-properties fo:text-align="center" style:writing-mode="lr-tb"/>
    </style:style>
    <style:style style:name="P6" style:family="paragraph">
      <loext:graphic-properties draw:fill="solid" draw:fill-color="#00ff17"/>
      <style:paragraph-properties fo:text-align="center" style:writing-mode="lr-tb"/>
    </style:style>
    <style:style style:name="P7" style:family="paragraph">
      <loext:graphic-properties draw:fill="solid" draw:fill-color="#0069ff"/>
      <style:paragraph-properties fo:text-align="center" style:writing-mode="lr-tb"/>
    </style:style>
    <style:style style:name="P8" style:family="paragraph">
      <loext:graphic-properties draw:fill="solid" draw:fill-color="#ff00e8"/>
      <style:paragraph-properties fo:text-align="center" style:writing-mode="lr-tb"/>
    </style:style>
    <style:style style:name="P9" style:family="paragraph">
      <loext:graphic-properties draw:fill="solid" draw:fill-color="#ff0000"/>
      <style:paragraph-properties fo:text-align="center" style:writing-mode="lr-tb"/>
    </style:style>
    <style:style style:name="P10" style:family="paragraph">
      <loext:graphic-properties draw:fill="solid" draw:fill-color="#7fff00"/>
      <style:paragraph-properties fo:text-align="center" style:writing-mode="lr-tb"/>
    </style:style>
    <style:style style:name="P11" style:family="paragraph">
      <loext:graphic-properties draw:fill="solid" draw:fill-color="#00ffff"/>
      <style:paragraph-properties fo:text-align="center" style:writing-mode="lr-tb"/>
    </style:style>
    <style:style style:name="P12" style:family="paragraph">
      <loext:graphic-properties draw:fill="solid" draw:fill-color="#8000ff"/>
      <style:paragraph-properties fo:text-align="center" style:writing-mode="lr-tb"/>
    </style:style>
    <style:style style:name="P13" style:family="paragraph">
      <loext:graphic-properties draw:fill="solid" draw:fill-color="#b2b2b2"/>
      <style:paragraph-properties fo:text-align="center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fo:text-align="center"/>
      <style:text-properties style:font-name="Liberation Mono" fo:font-size="17.8999996185303pt" fo:font-weight="bold" style:font-weight-asian="bold" style:font-weight-complex="bold"/>
    </style:style>
    <style:style style:name="P16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5.8999996185303pt" fo:font-weight="bold" style:font-size-asian="16pt" style:font-weight-asian="bold" style:font-size-complex="16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7.8999996185303pt" fo:font-weight="bold" style:font-weight-asian="bold" style:font-weight-complex="bold"/>
    </style:style>
    <style:style style:name="P18" style:family="paragraph">
      <loext:graphic-properties draw:fill="none" draw:fill-color="#ffffff"/>
      <style:paragraph-properties fo:text-align="center"/>
      <style:text-properties fo:color="#ffffff" loext:opacity="100%" style:font-name="Liberation Mono" fo:font-size="17.8999996185303pt" fo:font-weight="bold" fo:background-color="transparent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/>
      <style:text-properties fo:color="#000000" loext:opacity="100%" style:font-name="Liberation Mono" fo:font-size="17.8999996185303pt" fo:font-weight="bold" style:font-weight-asian="bold" style:font-weight-complex="bold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69ff"/>
      <style:paragraph-properties fo:text-align="center" style:writing-mode="lr-tb"/>
      <style:text-properties fo:font-size="17.8999996185303pt"/>
    </style:style>
    <style:style style:name="P22" style:family="paragraph">
      <loext:graphic-properties draw:fill="solid" draw:fill-color="#ff9600"/>
      <style:paragraph-properties fo:text-align="center" style:writing-mode="lr-tb"/>
      <style:text-properties fo:font-size="17.8999996185303pt"/>
    </style:style>
    <style:style style:name="P23" style:family="paragraph">
      <loext:graphic-properties draw:fill="none" draw:fill-color="#ffffff"/>
      <style:text-properties fo:font-size="17.8999996185303pt"/>
    </style:style>
    <style:style style:name="P24" style:family="paragraph">
      <style:paragraph-properties fo:margin-left="0cm" fo:margin-right="0cm" fo:margin-top="0.42cm" fo:margin-bottom="0.35cm" fo:line-height="100%" fo:text-indent="0cm"/>
    </style:style>
    <style:style style:name="P25" style:family="paragraph">
      <loext:graphic-properties draw:fill="none" draw:fill-color="#ffffff"/>
      <style:paragraph-properties fo:margin-top="0.42cm" fo:margin-bottom="0.35cm"/>
      <style:text-properties fo:font-size="17.8999996185303pt"/>
    </style:style>
    <style:style style:name="P26" style:family="paragraph">
      <style:paragraph-properties fo:margin-top="0.42cm" fo:margin-bottom="0.35cm"/>
    </style:style>
    <style:style style:name="P27" style:family="paragraph">
      <loext:graphic-properties draw:fill="none" draw:fill-color="#ffffff"/>
      <style:paragraph-properties fo:margin-top="0.42cm" fo:margin-bottom="0.35cm"/>
      <style:text-properties fo:font-size="9.89999961853027pt" style:font-size-asian="10pt" style:font-size-complex="10pt"/>
    </style:style>
    <style:style style:name="P28" style:family="paragraph">
      <style:paragraph-properties fo:margin-top="0.42cm" fo:margin-bottom="0.35cm" fo:text-align="start"/>
    </style:style>
    <style:style style:name="P29" style:family="paragraph">
      <loext:graphic-properties draw:fill="none" draw:fill-color="#ffffff"/>
      <style:paragraph-properties fo:margin-top="0.42cm" fo:margin-bottom="0.35cm" fo:text-align="start"/>
      <style:text-properties fo:font-size="9.89999961853027pt" style:font-size-asian="10pt" style:font-size-complex="10pt"/>
    </style:style>
    <style:style style:name="P30" style:family="paragraph">
      <loext:graphic-properties draw:fill="solid" draw:fill-color="#00cc12"/>
      <style:paragraph-properties fo:text-align="center" style:writing-mode="lr-tb"/>
      <style:text-properties fo:font-size="17.8999996185303pt"/>
    </style:style>
    <style:style style:name="P31" style:family="paragraph">
      <loext:graphic-properties draw:fill="solid" draw:fill-color="#ff008d"/>
      <style:paragraph-properties fo:text-align="center" style:writing-mode="lr-tb"/>
      <style:text-properties fo:font-size="17.8999996185303pt"/>
    </style:style>
    <style:style style:name="P32" style:family="paragraph">
      <loext:graphic-properties draw:fill="solid" draw:fill-color="#8000ff"/>
      <style:paragraph-properties fo:text-align="center" style:writing-mode="lr-tb"/>
      <style:text-properties fo:font-size="17.8999996185303pt"/>
    </style:style>
    <style:style style:name="P33" style:family="paragraph">
      <loext:graphic-properties draw:fill="solid" draw:fill-color="#00cc12"/>
      <style:paragraph-properties fo:text-align="center" style:writing-mode="lr-tb"/>
    </style:style>
    <style:style style:name="T1" style:family="text"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ffff" loext:opacity="100%" style:font-name="Liberation Mono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ffffff" loext:opacity="100%" style:font-name="Liberation Mono" fo:font-size="14pt" fo:font-weight="bold" fo:background-color="transparent" style:font-size-asian="14pt" style:font-weight-asian="bold" style:font-size-complex="14pt" style:font-weight-complex="bold"/>
    </style:style>
    <style:style style:name="T4" style:family="text"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T5" style:family="text">
      <style:text-properties fo:color="#ffffff" loext:opacity="100%" style:font-name="Liberation Mono" fo:font-size="14pt" fo:font-weight="bold" style:font-size-asian="14pt" style:font-weight-asian="bold" style:font-size-complex="14pt" style:font-weight-complex="bold"/>
    </style:style>
    <style:style style:name="T6" style:family="text">
      <style:text-properties fo:color="#000000" loext:opacity="100%" style:font-name="Liberation Mono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ffffff" loext:opacity="100%" style:font-name="Liberation Mono" fo:font-size="12pt" fo:font-weight="bold" fo:background-color="transparent" style:font-size-asian="12pt" style:font-weight-asian="bold" style:font-size-complex="12pt" style:font-weight-complex="bold"/>
    </style:style>
    <style:style style:name="T9" style:family="text">
      <style:text-properties fo:color="#000000" loext:opacity="100%" style:font-name="Liberation Mono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loext:opacity="100%" style:font-name="Liberation Mono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5pt" style:font-size-asian="15pt" style:font-size-complex="15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5pt" fo:font-style="normal" fo:text-shadow="none" style:text-underline-style="none" fo:font-weight="normal" style:letter-kerning="true" style:font-name-asian="Noto Sans1" style:font-size-asian="15pt" style:font-style-asian="normal" style:font-weight-asian="normal" style:font-name-complex="FreeSans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cm" svg:x="1.997cm" svg:y="14.99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1cm" svg:x="3.497cm" svg:y="14.9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cm" svg:height="1cm" svg:x="4.997cm" svg:y="14.9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6.497cm" svg:y="14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1.997cm" svg:y="16.49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cm" svg:height="1cm" svg:x="3.497cm" svg:y="16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4.997cm" svg:y="16.4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6.497cm" svg:y="16.49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1.997cm" svg:y="17.99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cm" svg:height="1cm" svg:x="3.497cm" svg:y="17.9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4.997cm" svg:y="17.99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1cm" svg:height="1cm" svg:x="6.497cm" svg:y="17.9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7.997cm" svg:y="16.49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cm" svg:height="1cm" svg:x="2.997cm" svg:y="2.99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cm" svg:height="1cm" svg:x="12.247cm" svg:y="15.2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cm" svg:height="1cm" svg:x="3.997cm" svg:y="6.99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1cm" svg:height="1cm" svg:x="2.997cm" svg:y="1.9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4.997cm" svg:y="1.99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2" draw:layer="layout" svg:width="1cm" svg:height="2cm" svg:x="8.997cm" svg:y="2.9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1cm" svg:height="1cm" svg:x="5.997cm" svg:y="2.99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6" draw:layer="layout" svg:width="1cm" svg:height="2cm" svg:x="11.997cm" svg:y="2.99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cm" svg:height="1cm" svg:x="4.99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.747cm" svg:y="1.747cm">
          <draw:text-box>
            <text:p text:style-name="P14"><text:span text:style-name="T1">IO</text:span></text:p>
          </draw:text-box>
        </draw:frame>
        <draw:frame draw:style-name="gr16" draw:text-style-name="P16" draw:layer="layout" svg:width="2.5cm" svg:height="1.5cm" draw:transform="rotate (1.5707963267949) translate (8.747cm 5.247cm)">
          <draw:text-box>
            <text:p text:style-name="P14"><text:span text:style-name="T2">MAC</text:span></text:p>
          </draw:text-box>
        </draw:frame>
        <draw:frame draw:style-name="gr16" draw:text-style-name="P16" draw:layer="layout" svg:width="2.5cm" svg:height="1.5cm" draw:transform="rotate (1.5707963267949) translate (11.747cm 5.247cm)">
          <draw:text-box>
            <text:p text:style-name="P14"><text:span text:style-name="T2">SRAM</text:span></text:p>
          </draw:text-box>
        </draw:frame>
        <draw:frame draw:style-name="gr16" draw:text-style-name="P17" draw:layer="layout" svg:width="1.5cm" svg:height="1.5cm" svg:x="11.997cm" svg:y="14.997cm">
          <draw:text-box>
            <text:p text:style-name="P14"><text:span text:style-name="T1">REG</text:span></text:p>
          </draw:text-box>
        </draw:frame>
        <draw:frame draw:style-name="gr16" draw:text-style-name="P18" draw:layer="layout" svg:width="1.5cm" svg:height="1.5cm" svg:x="2.747cm" svg:y="2.747cm">
          <draw:text-box>
            <text:p text:style-name="P14"><text:span text:style-name="T3">CLB</text:span></text:p>
          </draw:text-box>
        </draw:frame>
        <draw:custom-shape draw:style-name="gr5" draw:text-style-name="P5" draw:layer="layout" svg:width="1cm" svg:height="1cm" svg:x="1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.747cm" svg:y="2.747cm">
          <draw:text-box>
            <text:p text:style-name="P14"><text:span text:style-name="T1">IO</text:span></text:p>
          </draw:text-box>
        </draw:frame>
        <draw:custom-shape draw:style-name="gr5" draw:text-style-name="P5" draw:layer="layout" svg:width="1cm" svg:height="1cm" svg:x="3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3.747cm" svg:y="1.747cm">
          <draw:text-box>
            <text:p text:style-name="P14"><text:span text:style-name="T1">IO</text:span></text:p>
          </draw:text-box>
        </draw:frame>
        <draw:custom-shape draw:style-name="gr5" draw:text-style-name="P5" draw:layer="layout" svg:width="1cm" svg:height="1cm" svg:x="1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.747cm" svg:y="3.747cm">
          <draw:text-box>
            <text:p text:style-name="P14"><text:span text:style-name="T1">IO</text:span></text:p>
          </draw:text-box>
        </draw:frame>
        <draw:custom-shape draw:style-name="gr7" draw:text-style-name="P7" draw:layer="layout" svg:width="1cm" svg:height="1cm" svg:x="2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.747cm" svg:y="3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3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3.747cm" svg:y="2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4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4.747cm" svg:y="2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3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3.747cm" svg:y="3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4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4.747cm" svg:y="3.747cm">
          <draw:text-box>
            <text:p text:style-name="P14"><text:span text:style-name="T3">CLB</text:span></text:p>
          </draw:text-box>
        </draw:frame>
        <draw:custom-shape draw:style-name="gr1" draw:text-style-name="P1" draw:layer="layout" svg:width="1cm" svg:height="1cm" svg:x="12.247cm" svg:y="16.24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1.997cm" svg:y="15.997cm">
          <draw:text-box>
            <text:p text:style-name="P14"><text:span text:style-name="T1">REG</text:span></text:p>
          </draw:text-box>
        </draw:frame>
        <draw:custom-shape draw:style-name="gr13" draw:text-style-name="P13" draw:layer="layout" svg:width="1cm" svg:height="1cm" svg:x="5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747cm" svg:y="1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6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6.747cm" svg:y="1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7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7.747cm" svg:y="1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8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8.747cm" svg:y="1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9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9.747cm" svg:y="1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10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0.747cm" svg:y="1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11.99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1.747cm" svg:y="1.747cm">
          <draw:text-box>
            <text:p text:style-name="P14"><text:span text:style-name="T4">TERM</text:span></text:p>
          </draw:text-box>
        </draw:frame>
        <draw:custom-shape draw:style-name="gr7" draw:text-style-name="P7" draw:layer="layout" svg:width="1cm" svg:height="1cm" svg:x="6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6.747cm" svg:y="2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7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7.747cm" svg:y="2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6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6.747cm" svg:y="3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7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7.747cm" svg:y="3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9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9.747cm" svg:y="2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10.99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0.747cm" svg:y="2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9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9.747cm" svg:y="3.747cm">
          <draw:text-box>
            <text:p text:style-name="P14"><text:span text:style-name="T3">CLB</text:span></text:p>
          </draw:text-box>
        </draw:frame>
        <draw:custom-shape draw:style-name="gr7" draw:text-style-name="P7" draw:layer="layout" svg:width="1cm" svg:height="1cm" svg:x="10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0.747cm" svg:y="3.747cm">
          <draw:text-box>
            <text:p text:style-name="P14"><text:span text:style-name="T3">CLB</text:span></text:p>
          </draw:text-box>
        </draw:frame>
        <draw:frame draw:style-name="gr16" draw:text-style-name="P15" draw:layer="layout" svg:width="1.5cm" svg:height="1.5cm" svg:x="3.747cm" svg:y="6.747cm">
          <draw:text-box>
            <text:p text:style-name="P14"><text:span text:style-name="T4">WARM</text:span></text:p>
          </draw:text-box>
        </draw:frame>
        <draw:frame draw:style-name="gr16" draw:text-style-name="P15" draw:layer="layout" svg:width="1.5cm" svg:height="1.5cm" svg:x="4.747cm" svg:y="6.747cm">
          <draw:text-box>
            <text:p text:style-name="P14"><text:span text:style-name="T4">IRQ</text:span></text:p>
          </draw:text-box>
        </draw:frame>
        <draw:frame draw:style-name="gr16" draw:text-style-name="P17" draw:layer="layout" svg:width="1.5cm" svg:height="1.5cm" svg:x="5.747cm" svg:y="2.747cm">
          <draw:text-box>
            <text:p text:style-name="P14"><text:span text:style-name="T5">REG</text:span></text:p>
          </draw:text-box>
        </draw:frame>
        <draw:custom-shape draw:style-name="gr4" draw:text-style-name="P4" draw:layer="layout" svg:width="1cm" svg:height="1cm" svg:x="5.9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5.747cm" svg:y="3.747cm">
          <draw:text-box>
            <text:p text:style-name="P14"><text:span text:style-name="T5">REG</text:span></text:p>
          </draw:text-box>
        </draw:frame>
        <draw:frame draw:style-name="gr16" draw:text-style-name="P15" draw:layer="layout" svg:width="1.5cm" svg:height="1.5cm" svg:x="4.747cm" svg:y="1.747cm">
          <draw:text-box>
            <text:p text:style-name="P14"><text:span text:style-name="T4">TERM</text:span></text:p>
          </draw:text-box>
        </draw:frame>
        <draw:frame draw:style-name="gr16" draw:text-style-name="P15" draw:layer="layout" svg:width="1.5cm" svg:height="1.5cm" svg:x="1.747cm" svg:y="1.747cm">
          <draw:text-box>
            <text:p text:style-name="P14"><text:span text:style-name="T4">NULL</text:span></text:p>
          </draw:text-box>
        </draw:frame>
        <draw:frame draw:style-name="gr16" draw:text-style-name="P15" draw:layer="layout" svg:width="1.5cm" svg:height="1.5cm" svg:x="1.747cm" svg:y="6.747cm">
          <draw:text-box>
            <text:p text:style-name="P14"><text:span text:style-name="T4">NULL</text:span></text:p>
          </draw:text-box>
        </draw:frame>
        <draw:custom-shape draw:style-name="gr13" draw:text-style-name="P13" draw:layer="layout" svg:width="1cm" svg:height="1cm" svg:x="2.99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.747cm" svg:y="6.747cm">
          <draw:text-box>
            <text:p text:style-name="P14"><text:span text:style-name="T4">TERM</text:span></text:p>
          </draw:text-box>
        </draw:frame>
        <draw:custom-shape draw:style-name="gr11" draw:text-style-name="P11" draw:layer="layout" svg:width="1cm" svg:height="1cm" svg:x="6.997cm" svg:y="6.9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7.997cm" svg:y="6.9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9.997cm" svg:y="6.99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1" draw:layer="layout" svg:width="1cm" svg:height="1cm" svg:x="10.997cm" svg:y="6.99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3" draw:layer="layout" svg:width="1cm" svg:height="1cm" svg:x="5.99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747cm" svg:y="6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8.99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8.747cm" svg:y="6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11.99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1.747cm" svg:y="6.747cm">
          <draw:text-box>
            <text:p text:style-name="P14"><text:span text:style-name="T4">TERM</text:span></text:p>
          </draw:text-box>
        </draw:frame>
        <draw:custom-shape draw:style-name="gr13" draw:text-style-name="P13" draw:layer="layout" svg:width="1cm" svg:height="1cm" svg:x="5.99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747cm" svg:y="6.747cm">
          <draw:text-box>
            <text:p text:style-name="P14"><text:span text:style-name="T4">TERM</text:span></text:p>
          </draw:text-box>
        </draw:frame>
        <draw:frame draw:style-name="gr16" draw:text-style-name="P19" draw:layer="layout" svg:width="1.5cm" svg:height="1.5cm" svg:x="6.747cm" svg:y="6.747cm">
          <draw:text-box>
            <text:p text:style-name="P14"><text:span text:style-name="T6">IF</text:span></text:p>
          </draw:text-box>
        </draw:frame>
        <draw:frame draw:style-name="gr16" draw:text-style-name="P19" draw:layer="layout" svg:width="1.5cm" svg:height="1.5cm" svg:x="7.747cm" svg:y="6.747cm">
          <draw:text-box>
            <text:p text:style-name="P14"><text:span text:style-name="T6">IF</text:span></text:p>
          </draw:text-box>
        </draw:frame>
        <draw:frame draw:style-name="gr16" draw:text-style-name="P19" draw:layer="layout" svg:width="1.5cm" svg:height="1.5cm" svg:x="9.747cm" svg:y="6.747cm">
          <draw:text-box>
            <text:p text:style-name="P14"><text:span text:style-name="T6">IF</text:span></text:p>
          </draw:text-box>
        </draw:frame>
        <draw:frame draw:style-name="gr16" draw:text-style-name="P19" draw:layer="layout" svg:width="1.5cm" svg:height="1.5cm" svg:x="10.747cm" svg:y="6.747cm">
          <draw:text-box>
            <text:p text:style-name="P14"><text:span text:style-name="T6">IF</text:span></text:p>
          </draw:text-box>
        </draw:frame>
      </draw:page>
      <draw:page draw:name="page2" draw:style-name="dp1" draw:master-page-name="Standard">
        <draw:custom-shape draw:style-name="gr17" draw:text-style-name="P20" draw:layer="layout" svg:width="29.7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1cm" svg:height="1cm" svg:x="16cm" svg:y="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1cm" svg:height="1cm" svg:x="17cm" svg:y="16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1cm" svg:x="16cm" svg:y="1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cm" svg:height="1cm" svg:x="18cm" svg:y="1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1cm" svg:x="18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5.75cm" svg:y="1.747cm">
          <draw:text-box>
            <text:p text:style-name="P14"><text:span text:style-name="T7">IO</text:span></text:p>
          </draw:text-box>
        </draw:frame>
        <draw:frame draw:style-name="gr16" draw:text-style-name="P18" draw:layer="layout" svg:width="1.5cm" svg:height="1.5cm" svg:x="15.75cm" svg:y="2.747cm">
          <draw:text-box>
            <text:p text:style-name="P14"><text:span text:style-name="T8">CLB</text:span></text:p>
          </draw:text-box>
        </draw:frame>
        <draw:custom-shape draw:style-name="gr20" draw:text-style-name="P22" draw:layer="layout" svg:width="1cm" svg:height="1cm" svg:x="15cm" svg:y="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2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6.75cm" svg:y="1.747cm">
          <draw:text-box>
            <text:p text:style-name="P14"><text:span text:style-name="T7">IO</text:span></text:p>
          </draw:text-box>
        </draw:frame>
        <draw:custom-shape draw:style-name="gr20" draw:text-style-name="P22" draw:layer="layout" svg:width="1cm" svg:height="1cm" svg:x="15cm" svg:y="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3.747cm">
          <draw:text-box>
            <text:p text:style-name="P14"><text:span text:style-name="T7">IO</text:span></text:p>
          </draw:text-box>
        </draw:frame>
        <draw:custom-shape draw:style-name="gr18" draw:text-style-name="P21" draw:layer="layout" svg:width="1cm" svg:height="1cm" svg:x="16cm" svg:y="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2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3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3.747cm">
          <draw:text-box>
            <text:p text:style-name="P14"><text:span text:style-name="T8">CLB</text:span></text:p>
          </draw:text-box>
        </draw:frame>
        <draw:custom-shape draw:style-name="gr24" draw:text-style-name="P13" draw:layer="layout" svg:width="1cm" svg:height="1cm" svg:x="20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9.75cm" svg:y="1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21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0.75cm" svg:y="1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23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2.75cm" svg:y="1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24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3.75cm" svg:y="1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25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4.75cm" svg:y="1.747cm">
          <draw:text-box>
            <text:p text:style-name="P14"><text:span text:style-name="T4">TERM</text:span></text:p>
          </draw:text-box>
        </draw:frame>
        <draw:custom-shape draw:style-name="gr18" draw:text-style-name="P7" draw:layer="layout" svg:width="1cm" svg:height="1cm" svg:x="20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3.747cm">
          <draw:text-box>
            <text:p text:style-name="P14"><text:span text:style-name="T8">CLB</text:span></text:p>
          </draw:text-box>
        </draw:frame>
        <draw:frame draw:style-name="gr16" draw:text-style-name="P15" draw:layer="layout" svg:width="1.5cm" svg:height="1.5cm" svg:x="16.75cm" svg:y="16.747cm">
          <draw:text-box>
            <text:p text:style-name="P14"><text:span text:style-name="T4">WARM</text:span></text:p>
          </draw:text-box>
        </draw:frame>
        <draw:frame draw:style-name="gr16" draw:text-style-name="P15" draw:layer="layout" svg:width="1.5cm" svg:height="1.5cm" svg:x="17.75cm" svg:y="16.747cm">
          <draw:text-box>
            <text:p text:style-name="P14"><text:span text:style-name="T4">IRQ</text:span></text:p>
          </draw:text-box>
        </draw:frame>
        <draw:frame draw:style-name="gr16" draw:text-style-name="P15" draw:layer="layout" svg:width="1.5cm" svg:height="1.5cm" svg:x="17.75cm" svg:y="1.747cm">
          <draw:text-box>
            <text:p text:style-name="P14"><text:span text:style-name="T4">TERM</text:span></text:p>
          </draw:text-box>
        </draw:frame>
        <draw:frame draw:style-name="gr16" draw:text-style-name="P15" draw:layer="layout" svg:width="1.5cm" svg:height="1.5cm" svg:x="14.75cm" svg:y="1.747cm">
          <draw:text-box>
            <text:p text:style-name="P14"><text:span text:style-name="T4">NULL</text:span></text:p>
          </draw:text-box>
        </draw:frame>
        <draw:frame draw:style-name="gr16" draw:text-style-name="P15" draw:layer="layout" svg:width="1.5cm" svg:height="1.5cm" svg:x="14.75cm" svg:y="16.747cm">
          <draw:text-box>
            <text:p text:style-name="P14"><text:span text:style-name="T4">NULL</text:span></text:p>
          </draw:text-box>
        </draw:frame>
        <draw:custom-shape draw:style-name="gr24" draw:text-style-name="P13" draw:layer="layout" svg:width="1cm" svg:height="1cm" svg:x="16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5.75cm" svg:y="16.747cm">
          <draw:text-box>
            <text:p text:style-name="P14"><text:span text:style-name="T4">TERM</text:span></text:p>
          </draw:text-box>
        </draw:frame>
        <draw:custom-shape draw:style-name="gr25" draw:text-style-name="P11" draw:layer="layout" svg:width="1cm" svg:height="1cm" svg:x="20cm" svg:y="16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cm" svg:height="1cm" svg:x="21cm" svg:y="16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cm" svg:height="1cm" svg:x="23cm" svg:y="16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cm" svg:height="1cm" svg:x="24cm" svg:y="16.9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25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4.75cm" svg:y="16.747cm">
          <draw:text-box>
            <text:p text:style-name="P14"><text:span text:style-name="T4">TERM</text:span></text:p>
          </draw:text-box>
        </draw:frame>
        <draw:frame draw:style-name="gr16" draw:text-style-name="P19" draw:layer="layout" svg:width="1.5cm" svg:height="1.5cm" svg:x="19.75cm" svg:y="16.747cm">
          <draw:text-box>
            <text:p text:style-name="P14"><text:span text:style-name="T9">IF</text:span></text:p>
          </draw:text-box>
        </draw:frame>
        <draw:frame draw:style-name="gr16" draw:text-style-name="P19" draw:layer="layout" svg:width="1.5cm" svg:height="1.5cm" svg:x="20.75cm" svg:y="16.747cm">
          <draw:text-box>
            <text:p text:style-name="P14"><text:span text:style-name="T9">IF</text:span></text:p>
          </draw:text-box>
        </draw:frame>
        <draw:frame draw:style-name="gr16" draw:text-style-name="P19" draw:layer="layout" svg:width="1.5cm" svg:height="1.5cm" svg:x="22.75cm" svg:y="16.747cm">
          <draw:text-box>
            <text:p text:style-name="P14"><text:span text:style-name="T9">IF</text:span></text:p>
          </draw:text-box>
        </draw:frame>
        <draw:frame draw:style-name="gr16" draw:text-style-name="P19" draw:layer="layout" svg:width="1.5cm" svg:height="1.5cm" svg:x="23.75cm" svg:y="16.747cm">
          <draw:text-box>
            <text:p text:style-name="P14"><text:span text:style-name="T9">IF</text:span></text:p>
          </draw:text-box>
        </draw:frame>
        <draw:custom-shape draw:style-name="gr26" draw:text-style-name="P4" draw:layer="layout" svg:width="1cm" svg:height="1cm" svg:x="19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2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3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5.247cm)">
          <draw:text-box>
            <text:p text:style-name="P14"><text:span text:style-name="T2">MAC</text:span></text:p>
          </draw:text-box>
        </draw:frame>
        <draw:custom-shape draw:style-name="gr24" draw:text-style-name="P13" draw:layer="layout" svg:width="1cm" svg:height="1cm" svg:x="22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1.75cm" svg:y="16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19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8.75cm" svg:y="16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19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8.75cm" svg:y="1.747cm">
          <draw:text-box>
            <text:p text:style-name="P14"><text:span text:style-name="T4">TERM</text:span></text:p>
          </draw:text-box>
        </draw:frame>
        <draw:custom-shape draw:style-name="gr24" draw:text-style-name="P13" draw:layer="layout" svg:width="1cm" svg:height="1cm" svg:x="22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1.75cm" svg:y="1.747cm">
          <draw:text-box>
            <text:p text:style-name="P14"><text:span text:style-name="T4">TERM</text:span></text:p>
          </draw:text-box>
        </draw:frame>
        <draw:custom-shape draw:style-name="gr19" draw:text-style-name="P9" draw:layer="layout" svg:width="1cm" svg:height="1cm" svg:x="5.497cm" svg:y="10.2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cm" svg:height="2cm" draw:transform="rotate (-1.5707963267949) translate (6.497cm 7.747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1cm" svg:x="5.497cm" svg:y="11.4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svg:x="4.247cm" svg:y="7.497cm">
          <draw:text-box>
            <text:p text:style-name="P14"><text:span text:style-name="T2">MAC</text:span></text:p>
          </draw:text-box>
        </draw:frame>
        <draw:custom-shape draw:style-name="gr20" draw:text-style-name="P5" draw:layer="layout" svg:width="1cm" svg:height="1cm" svg:x="5.4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247cm" svg:y="3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5.497cm" svg:y="5.24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5.247cm" svg:y="4.997cm">
          <draw:text-box>
            <text:p text:style-name="P14"><text:span text:style-name="T8">CLB</text:span></text:p>
          </draw:text-box>
        </draw:frame>
        <draw:frame draw:style-name="gr16" draw:text-style-name="P15" draw:layer="layout" svg:width="1.5cm" svg:height="1.5cm" svg:x="5.247cm" svg:y="9.997cm">
          <draw:text-box>
            <text:p text:style-name="P14"><text:span text:style-name="T4">WARM</text:span></text:p>
          </draw:text-box>
        </draw:frame>
        <draw:frame draw:style-name="gr16" draw:text-style-name="P15" draw:layer="layout" svg:width="1.5cm" svg:height="1.5cm" svg:x="5.247cm" svg:y="11.247cm">
          <draw:text-box>
            <text:p text:style-name="P14"><text:span text:style-name="T4">IRQ</text:span></text:p>
          </draw:text-box>
        </draw:frame>
        <draw:custom-shape draw:style-name="gr26" draw:text-style-name="P4" draw:layer="layout" svg:width="1cm" svg:height="1cm" svg:x="5.497cm" svg:y="6.4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5.247cm" svg:y="6.247cm">
          <draw:text-box>
            <text:p text:style-name="P14"><text:span text:style-name="T10">REG</text:span></text:p>
          </draw:text-box>
        </draw:frame>
        <draw:frame draw:style-name="gr16" draw:text-style-name="P15" draw:layer="layout" svg:width="1.5cm" svg:height="1.5cm" svg:x="5.247cm" svg:y="14.997cm">
          <draw:text-box>
            <text:p text:style-name="P14"><text:span text:style-name="T4">NULL</text:span></text:p>
          </draw:text-box>
        </draw:frame>
        <draw:custom-shape draw:style-name="gr24" draw:text-style-name="P13" draw:layer="layout" svg:width="1cm" svg:height="1cm" svg:x="5.497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247cm" svg:y="13.748cm">
          <draw:text-box>
            <text:p text:style-name="P14"><text:span text:style-name="T4">TERM</text:span></text:p>
          </draw:text-box>
        </draw:frame>
        <draw:custom-shape draw:style-name="gr25" draw:text-style-name="P11" draw:layer="layout" svg:width="1cm" svg:height="1cm" svg:x="5.497cm" svg:y="12.747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1.5cm" svg:height="1.5cm" svg:x="5.247cm" svg:y="12.497cm">
          <draw:text-box>
            <text:p text:style-name="P14"><text:span text:style-name="T9">IF</text:span></text:p>
          </draw:text-box>
        </draw:frame>
        <draw:frame draw:style-name="gr28" draw:text-style-name="P23" draw:layer="layout" svg:width="7cm" svg:height="1cm" svg:x="6.747cm" svg:y="13.997cm">
          <draw:text-box>
            <text:p><text:span text:style-name="T11">Termination</text:span></text:p>
          </draw:text-box>
        </draw:frame>
        <draw:frame draw:style-name="gr28" draw:text-style-name="P23" draw:layer="layout" svg:width="7cm" svg:height="1cm" svg:x="6.747cm" svg:y="15.249cm">
          <draw:text-box>
            <text:p><text:span text:style-name="T11">No tile</text:span></text:p>
          </draw:text-box>
        </draw:frame>
        <draw:frame draw:style-name="gr28" draw:text-style-name="P25" draw:layer="layout" svg:width="7cm" svg:height="1cm" svg:x="6.747cm" svg:y="5.247cm">
          <draw:text-box>
            <text:p text:style-name="P24"><text:span text:style-name="T12">8 × LUT4 + FF, 1 </text:span><text:span text:style-name="T11">× MUX</text:span></text:p>
          </draw:text-box>
        </draw:frame>
        <draw:frame draw:style-name="gr28" draw:text-style-name="P25" draw:layer="layout" svg:width="7cm" svg:height="1cm" svg:x="6.747cm" svg:y="3.997cm">
          <draw:text-box>
            <text:p text:style-name="P26"><text:span text:style-name="T11">2 × Input / Output</text:span></text:p>
          </draw:text-box>
        </draw:frame>
        <draw:frame draw:style-name="gr29" draw:text-style-name="P27" draw:layer="layout" svg:width="7.75cm" svg:height="1.392cm" svg:x="6.747cm" svg:y="8.747cm">
          <draw:text-box>
            <text:p><text:span text:style-name="T12">32 </text:span><text:span text:style-name="T11">× 1024 bit, 1rw</text:span></text:p>
          </draw:text-box>
        </draw:frame>
        <draw:frame draw:style-name="gr29" draw:text-style-name="P29" draw:layer="layout" svg:width="7.75cm" svg:height="1.392cm" svg:x="6.747cm" svg:y="7.605cm">
          <draw:text-box>
            <text:p text:style-name="P28"><text:span text:style-name="T11">8 bit ⋅ 8 bit + 20 bit</text:span></text:p>
          </draw:text-box>
        </draw:frame>
        <draw:frame draw:style-name="gr29" draw:text-style-name="P27" draw:layer="layout" svg:width="7.75cm" svg:height="1.392cm" svg:x="6.747cm" svg:y="6.247cm">
          <draw:text-box>
            <text:p text:style-name="P26"><text:span text:style-name="T12">Register file, 4 × </text:span><text:span text:style-name="T11">32 bit, 2r1w</text:span></text:p>
          </draw:text-box>
        </draw:frame>
        <draw:frame draw:style-name="gr29" draw:text-style-name="P27" draw:layer="layout" svg:width="7.75cm" svg:height="1.392cm" svg:x="6.747cm" svg:y="9.997cm">
          <draw:text-box>
            <text:p><text:span text:style-name="T11">Warmboot, 16 slots</text:span></text:p>
          </draw:text-box>
        </draw:frame>
        <draw:frame draw:style-name="gr29" draw:text-style-name="P27" draw:layer="layout" svg:width="7.75cm" svg:height="1.392cm" svg:x="6.747cm" svg:y="11.247cm">
          <draw:text-box>
            <text:p><text:span text:style-name="T12">4 </text:span><text:span text:style-name="T11">× IRQ to CPU</text:span></text:p>
          </draw:text-box>
        </draw:frame>
        <draw:frame draw:style-name="gr30" draw:text-style-name="P27" draw:layer="layout" svg:width="7.75cm" svg:height="1cm" svg:x="6.747cm" svg:y="12.747cm">
          <draw:text-box>
            <text:p><text:span text:style-name="T11">Interface to CPU / SoC</text:span></text:p>
          </draw:text-box>
        </draw:frame>
        <draw:custom-shape draw:style-name="gr18" draw:text-style-name="P21" draw:layer="layout" svg:width="1cm" svg:height="1cm" svg:x="16cm" svg:y="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1cm" svg:height="2cm" svg:x="25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7.247cm)">
          <draw:text-box>
            <text:p text:style-name="P14"><text:span text:style-name="T2">SRAM</text:span></text:p>
          </draw:text-box>
        </draw:frame>
        <draw:frame draw:style-name="gr16" draw:text-style-name="P18" draw:layer="layout" svg:width="1.5cm" svg:height="1.5cm" svg:x="15.75cm" svg:y="4.747cm">
          <draw:text-box>
            <text:p text:style-name="P14"><text:span text:style-name="T8">CLB</text:span></text:p>
          </draw:text-box>
        </draw:frame>
        <draw:custom-shape draw:style-name="gr20" draw:text-style-name="P22" draw:layer="layout" svg:width="1cm" svg:height="1cm" svg:x="15cm" svg:y="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4.747cm">
          <draw:text-box>
            <text:p text:style-name="P14"><text:span text:style-name="T7">IO</text:span></text:p>
          </draw:text-box>
        </draw:frame>
        <draw:custom-shape draw:style-name="gr20" draw:text-style-name="P22" draw:layer="layout" svg:width="1cm" svg:height="1cm" svg:x="15cm" svg:y="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5.749cm">
          <draw:text-box>
            <text:p text:style-name="P14"><text:span text:style-name="T7">IO</text:span></text:p>
          </draw:text-box>
        </draw:frame>
        <draw:custom-shape draw:style-name="gr18" draw:text-style-name="P21" draw:layer="layout" svg:width="1cm" svg:height="1cm" svg:x="16cm" svg:y="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17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4.747cm">
          <draw:text-box>
            <text:p text:style-name="P14"><text:span text:style-name="T8">CLB</text:span></text:p>
          </draw:text-box>
        </draw:frame>
        <draw:custom-shape draw:style-name="gr23" draw:text-style-name="P21" draw:layer="layout" svg:width="1cm" svg:height="1cm" svg:x="18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17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5.749cm">
          <draw:text-box>
            <text:p text:style-name="P14"><text:span text:style-name="T8">CLB</text:span></text:p>
          </draw:text-box>
        </draw:frame>
        <draw:custom-shape draw:style-name="gr23" draw:text-style-name="P21" draw:layer="layout" svg:width="1cm" svg:height="1cm" svg:x="18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0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1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0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1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3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4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3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4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5.749cm">
          <draw:text-box>
            <text:p text:style-name="P14"><text:span text:style-name="T8">CLB</text:span></text:p>
          </draw:text-box>
        </draw:frame>
        <draw:custom-shape draw:style-name="gr26" draw:text-style-name="P31" draw:layer="layout" svg:width="1cm" svg:height="1cm" svg:x="19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4.747cm">
          <draw:text-box>
            <text:p text:style-name="P14"><text:span text:style-name="T10">REG</text:span></text:p>
          </draw:text-box>
        </draw:frame>
        <draw:custom-shape draw:style-name="gr26" draw:text-style-name="P31" draw:layer="layout" svg:width="1cm" svg:height="1cm" svg:x="19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5.749cm">
          <draw:text-box>
            <text:p text:style-name="P14"><text:span text:style-name="T10">REG</text:span></text:p>
          </draw:text-box>
        </draw:frame>
        <draw:custom-shape draw:style-name="gr27" draw:text-style-name="P32" draw:layer="layout" svg:width="1cm" svg:height="2cm" svg:x="22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7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svg:x="25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5.247cm)">
          <draw:text-box>
            <text:p text:style-name="P14"><text:span text:style-name="T2">SRAM</text:span></text:p>
          </draw:text-box>
        </draw:frame>
        <draw:custom-shape draw:style-name="gr18" draw:text-style-name="P7" draw:layer="layout" svg:width="1cm" svg:height="1cm" svg:x="16cm" svg:y="6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6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6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6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7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7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7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6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7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7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6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7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9.247cm)">
          <draw:text-box>
            <text:p text:style-name="P14"><text:span text:style-name="T2">MAC</text:span></text:p>
          </draw:text-box>
        </draw:frame>
        <draw:custom-shape draw:style-name="gr18" draw:text-style-name="P7" draw:layer="layout" svg:width="1cm" svg:height="1cm" svg:x="16cm" svg:y="8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1cm" svg:height="2cm" svg:x="25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1.247cm)">
          <draw:text-box>
            <text:p text:style-name="P14"><text:span text:style-name="T2">SRAM</text:span></text:p>
          </draw:text-box>
        </draw:frame>
        <draw:frame draw:style-name="gr16" draw:text-style-name="P18" draw:layer="layout" svg:width="1.5cm" svg:height="1.5cm" svg:x="15.75cm" svg:y="8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8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8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9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9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9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8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9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9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8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9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1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svg:x="25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9.247cm)">
          <draw:text-box>
            <text:p text:style-name="P14"><text:span text:style-name="T2">SRAM</text:span></text:p>
          </draw:text-box>
        </draw:frame>
        <draw:custom-shape draw:style-name="gr18" draw:text-style-name="P7" draw:layer="layout" svg:width="1cm" svg:height="1cm" svg:x="16cm" svg:y="1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0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1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0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11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1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11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0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1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1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0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1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3.247cm)">
          <draw:text-box>
            <text:p text:style-name="P14"><text:span text:style-name="T2">MAC</text:span></text:p>
          </draw:text-box>
        </draw:frame>
        <draw:custom-shape draw:style-name="gr18" draw:text-style-name="P7" draw:layer="layout" svg:width="1cm" svg:height="1cm" svg:x="16cm" svg:y="1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1cm" svg:height="2cm" svg:x="25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5.247cm)">
          <draw:text-box>
            <text:p text:style-name="P14"><text:span text:style-name="T2">SRAM</text:span></text:p>
          </draw:text-box>
        </draw:frame>
        <draw:frame draw:style-name="gr16" draw:text-style-name="P18" draw:layer="layout" svg:width="1.5cm" svg:height="1.5cm" svg:x="15.75cm" svg:y="12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1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2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1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3.748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1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2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3.748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3.748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2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3.748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5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svg:x="25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3.247cm)">
          <draw:text-box>
            <text:p text:style-name="P14"><text:span text:style-name="T2">SRAM</text:span></text:p>
          </draw:text-box>
        </draw:frame>
        <draw:custom-shape draw:style-name="gr18" draw:text-style-name="P7" draw:layer="layout" svg:width="1cm" svg:height="1cm" svg:x="16cm" svg:y="1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1cm" svg:height="2cm" svg:x="25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7.247cm)">
          <draw:text-box>
            <text:p text:style-name="P14"><text:span text:style-name="T2">SRAM</text:span></text:p>
          </draw:text-box>
        </draw:frame>
        <draw:frame draw:style-name="gr16" draw:text-style-name="P18" draw:layer="layout" svg:width="1.5cm" svg:height="1.5cm" svg:x="15.75cm" svg:y="14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1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4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1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5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1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4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5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5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4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5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7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draw:transform="rotate (-1.5707963267949) translate (6.497cm 8.997cm)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svg:x="4.247cm" svg:y="8.747cm">
          <draw:text-box>
            <text:p text:style-name="P14"><text:span text:style-name="T2">SRAM</text:span></text:p>
          </draw:text-box>
        </draw:frame>
      </draw:page>
      <draw:page draw:name="page3" draw:style-name="dp1" draw:master-page-name="Standard">
        <draw:custom-shape draw:style-name="gr18" draw:text-style-name="P21" draw:layer="layout" svg:width="1cm" svg:height="1cm" svg:x="16cm" svg:y="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9" draw:layer="layout" svg:width="1cm" svg:height="1cm" svg:x="17cm" svg:y="16.997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2" draw:layer="layout" svg:width="1cm" svg:height="1cm" svg:x="16cm" svg:y="1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13" draw:layer="layout" svg:width="1cm" svg:height="1cm" svg:x="18cm" svg:y="1.997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1cm" svg:x="18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5.75cm" svg:y="1.747cm">
          <draw:text-box>
            <text:p text:style-name="P14"><text:span text:style-name="T7">IO</text:span></text:p>
          </draw:text-box>
        </draw:frame>
        <draw:frame draw:style-name="gr16" draw:text-style-name="P18" draw:layer="layout" svg:width="1.5cm" svg:height="1.5cm" svg:x="15.75cm" svg:y="2.747cm">
          <draw:text-box>
            <text:p text:style-name="P14"><text:span text:style-name="T8">CLB</text:span></text:p>
          </draw:text-box>
        </draw:frame>
        <draw:custom-shape draw:style-name="gr20" draw:text-style-name="P22" draw:layer="layout" svg:width="1cm" svg:height="1cm" svg:x="15cm" svg:y="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2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7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6.75cm" svg:y="1.747cm">
          <draw:text-box>
            <text:p text:style-name="P14"><text:span text:style-name="T7">IO</text:span></text:p>
          </draw:text-box>
        </draw:frame>
        <draw:custom-shape draw:style-name="gr20" draw:text-style-name="P22" draw:layer="layout" svg:width="1cm" svg:height="1cm" svg:x="15cm" svg:y="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3.747cm">
          <draw:text-box>
            <text:p text:style-name="P14"><text:span text:style-name="T7">IO</text:span></text:p>
          </draw:text-box>
        </draw:frame>
        <draw:custom-shape draw:style-name="gr18" draw:text-style-name="P21" draw:layer="layout" svg:width="1cm" svg:height="1cm" svg:x="16cm" svg:y="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2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2.747cm">
          <draw:text-box>
            <text:p text:style-name="P14"><text:span text:style-name="T8">CL</text:span><text:span text:style-name="T8">B</text:span></text:p>
          </draw:text-box>
        </draw:frame>
        <draw:custom-shape draw:style-name="gr18" draw:text-style-name="P7" draw:layer="layout" svg:width="1cm" svg:height="1cm" svg:x="1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3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3.747cm">
          <draw:text-box>
            <text:p text:style-name="P14"><text:span text:style-name="T8">CLB</text:span></text:p>
          </draw:text-box>
        </draw:frame>
        <draw:custom-shape draw:style-name="gr24" draw:text-style-name="P13" draw:layer="layout" svg:width="1cm" svg:height="1cm" svg:x="20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9.75cm" svg:y="1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21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0.75cm" svg:y="1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23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2.75cm" svg:y="1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24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3.75cm" svg:y="1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25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4.75cm" svg:y="1.747cm">
          <draw:text-box>
            <text:p text:style-name="P14"><text:span text:style-name="T4">TER</text:span><text:span text:style-name="T4">M</text:span></text:p>
          </draw:text-box>
        </draw:frame>
        <draw:custom-shape draw:style-name="gr18" draw:text-style-name="P7" draw:layer="layout" svg:width="1cm" svg:height="1cm" svg:x="20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3.747cm">
          <draw:text-box>
            <text:p text:style-name="P14"><text:span text:style-name="T8">CL</text:span><text:span text:style-name="T8">B</text:span></text:p>
          </draw:text-box>
        </draw:frame>
        <draw:custom-shape draw:style-name="gr18" draw:text-style-name="P7" draw:layer="layout" svg:width="1cm" svg:height="1cm" svg:x="21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3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3.747cm">
          <draw:text-box>
            <text:p text:style-name="P14"><text:span text:style-name="T8">CLB</text:span></text:p>
          </draw:text-box>
        </draw:frame>
        <draw:frame draw:style-name="gr16" draw:text-style-name="P15" draw:layer="layout" svg:width="1.5cm" svg:height="1.5cm" svg:x="16.75cm" svg:y="16.747cm">
          <draw:text-box>
            <text:p text:style-name="P14"><text:span text:style-name="T4">WAR</text:span><text:span text:style-name="T4">M</text:span></text:p>
          </draw:text-box>
        </draw:frame>
        <draw:frame draw:style-name="gr16" draw:text-style-name="P15" draw:layer="layout" svg:width="1.5cm" svg:height="1.5cm" svg:x="17.75cm" svg:y="16.747cm">
          <draw:text-box>
            <text:p text:style-name="P14"><text:span text:style-name="T4">IRQ</text:span></text:p>
          </draw:text-box>
        </draw:frame>
        <draw:frame draw:style-name="gr16" draw:text-style-name="P15" draw:layer="layout" svg:width="1.5cm" svg:height="1.5cm" svg:x="17.75cm" svg:y="1.747cm">
          <draw:text-box>
            <text:p text:style-name="P14"><text:span text:style-name="T4">TER</text:span><text:span text:style-name="T4">M</text:span></text:p>
          </draw:text-box>
        </draw:frame>
        <draw:frame draw:style-name="gr16" draw:text-style-name="P15" draw:layer="layout" svg:width="1.5cm" svg:height="1.5cm" svg:x="14.75cm" svg:y="1.747cm">
          <draw:text-box>
            <text:p text:style-name="P14"><text:span text:style-name="T4">NUL</text:span><text:span text:style-name="T4">L</text:span></text:p>
          </draw:text-box>
        </draw:frame>
        <draw:frame draw:style-name="gr16" draw:text-style-name="P15" draw:layer="layout" svg:width="1.5cm" svg:height="1.5cm" svg:x="14.75cm" svg:y="16.747cm">
          <draw:text-box>
            <text:p text:style-name="P14"><text:span text:style-name="T4">NUL</text:span><text:span text:style-name="T4">L</text:span></text:p>
          </draw:text-box>
        </draw:frame>
        <draw:custom-shape draw:style-name="gr24" draw:text-style-name="P13" draw:layer="layout" svg:width="1cm" svg:height="1cm" svg:x="16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5.75cm" svg:y="16.747cm">
          <draw:text-box>
            <text:p text:style-name="P14"><text:span text:style-name="T4">TER</text:span><text:span text:style-name="T4">M</text:span></text:p>
          </draw:text-box>
        </draw:frame>
        <draw:custom-shape draw:style-name="gr25" draw:text-style-name="P11" draw:layer="layout" svg:width="1cm" svg:height="1cm" svg:x="20cm" svg:y="16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cm" svg:height="1cm" svg:x="21cm" svg:y="16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cm" svg:height="1cm" svg:x="23cm" svg:y="16.99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1cm" svg:height="1cm" svg:x="24cm" svg:y="16.99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cm" svg:height="1cm" svg:x="25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4.75cm" svg:y="16.747cm">
          <draw:text-box>
            <text:p text:style-name="P14"><text:span text:style-name="T4">TERM</text:span></text:p>
          </draw:text-box>
        </draw:frame>
        <draw:frame draw:style-name="gr16" draw:text-style-name="P19" draw:layer="layout" svg:width="1.5cm" svg:height="1.5cm" svg:x="19.75cm" svg:y="16.747cm">
          <draw:text-box>
            <text:p text:style-name="P14"><text:span text:style-name="T9">IF</text:span></text:p>
          </draw:text-box>
        </draw:frame>
        <draw:frame draw:style-name="gr16" draw:text-style-name="P19" draw:layer="layout" svg:width="1.5cm" svg:height="1.5cm" svg:x="20.75cm" svg:y="16.747cm">
          <draw:text-box>
            <text:p text:style-name="P14"><text:span text:style-name="T9">IF</text:span></text:p>
          </draw:text-box>
        </draw:frame>
        <draw:frame draw:style-name="gr16" draw:text-style-name="P19" draw:layer="layout" svg:width="1.5cm" svg:height="1.5cm" svg:x="22.75cm" svg:y="16.747cm">
          <draw:text-box>
            <text:p text:style-name="P14"><text:span text:style-name="T9">IF</text:span></text:p>
          </draw:text-box>
        </draw:frame>
        <draw:frame draw:style-name="gr16" draw:text-style-name="P19" draw:layer="layout" svg:width="1.5cm" svg:height="1.5cm" svg:x="23.75cm" svg:y="16.747cm">
          <draw:text-box>
            <text:p text:style-name="P14"><text:span text:style-name="T9">IF</text:span></text:p>
          </draw:text-box>
        </draw:frame>
        <draw:custom-shape draw:style-name="gr26" draw:text-style-name="P4" draw:layer="layout" svg:width="1cm" svg:height="1cm" svg:x="19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2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3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5.247cm)">
          <draw:text-box>
            <text:p text:style-name="P14"><text:span text:style-name="T2">MA</text:span><text:span text:style-name="T2">C</text:span></text:p>
          </draw:text-box>
        </draw:frame>
        <draw:custom-shape draw:style-name="gr24" draw:text-style-name="P13" draw:layer="layout" svg:width="1cm" svg:height="1cm" svg:x="22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1.75cm" svg:y="16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19cm" svg:y="16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8.75cm" svg:y="16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19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18.75cm" svg:y="1.747cm">
          <draw:text-box>
            <text:p text:style-name="P14"><text:span text:style-name="T4">TER</text:span><text:span text:style-name="T4">M</text:span></text:p>
          </draw:text-box>
        </draw:frame>
        <draw:custom-shape draw:style-name="gr24" draw:text-style-name="P13" draw:layer="layout" svg:width="1cm" svg:height="1cm" svg:x="22cm" svg:y="1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21.75cm" svg:y="1.747cm">
          <draw:text-box>
            <text:p text:style-name="P14"><text:span text:style-name="T4">TE</text:span><text:span text:style-name="T4">RM</text:span></text:p>
          </draw:text-box>
        </draw:frame>
        <draw:custom-shape draw:style-name="gr19" draw:text-style-name="P9" draw:layer="layout" svg:width="1cm" svg:height="1cm" svg:x="5.497cm" svg:y="10.24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1cm" svg:height="2cm" draw:transform="rotate (-1.5707963267949) translate (6.497cm 7.747cm)">
          <text:p/>
          <draw:enhanced-geometry svg:viewBox="0 0 21600 21600" draw:type="rectangle" draw:enhanced-path="M 0 0 L 21600 0 21600 21600 0 21600 0 0 Z N"/>
        </draw:custom-shape>
        <draw:custom-shape draw:style-name="gr22" draw:text-style-name="P8" draw:layer="layout" svg:width="1cm" svg:height="1cm" svg:x="5.497cm" svg:y="11.4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svg:x="4.247cm" svg:y="7.497cm">
          <draw:text-box>
            <text:p text:style-name="P14"><text:span text:style-name="T2">MA</text:span><text:span text:style-name="T2">C</text:span></text:p>
          </draw:text-box>
        </draw:frame>
        <draw:custom-shape draw:style-name="gr20" draw:text-style-name="P5" draw:layer="layout" svg:width="1cm" svg:height="1cm" svg:x="5.497cm" svg:y="3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247cm" svg:y="3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5.497cm" svg:y="5.24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5.247cm" svg:y="4.997cm">
          <draw:text-box>
            <text:p text:style-name="P14"><text:span text:style-name="T8">CLB</text:span></text:p>
          </draw:text-box>
        </draw:frame>
        <draw:frame draw:style-name="gr16" draw:text-style-name="P15" draw:layer="layout" svg:width="1.5cm" svg:height="1.5cm" svg:x="5.247cm" svg:y="9.997cm">
          <draw:text-box>
            <text:p text:style-name="P14"><text:span text:style-name="T4">WAR</text:span><text:span text:style-name="T4">M</text:span></text:p>
          </draw:text-box>
        </draw:frame>
        <draw:frame draw:style-name="gr16" draw:text-style-name="P15" draw:layer="layout" svg:width="1.5cm" svg:height="1.5cm" svg:x="5.247cm" svg:y="11.247cm">
          <draw:text-box>
            <text:p text:style-name="P14"><text:span text:style-name="T4">IRQ</text:span></text:p>
          </draw:text-box>
        </draw:frame>
        <draw:custom-shape draw:style-name="gr26" draw:text-style-name="P4" draw:layer="layout" svg:width="1cm" svg:height="1cm" svg:x="5.497cm" svg:y="6.4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5.247cm" svg:y="6.247cm">
          <draw:text-box>
            <text:p text:style-name="P14"><text:span text:style-name="T10">REG</text:span></text:p>
          </draw:text-box>
        </draw:frame>
        <draw:frame draw:style-name="gr16" draw:text-style-name="P15" draw:layer="layout" svg:width="1.5cm" svg:height="1.5cm" svg:x="5.247cm" svg:y="14.997cm">
          <draw:text-box>
            <text:p text:style-name="P14"><text:span text:style-name="T4">NUL</text:span><text:span text:style-name="T4">L</text:span></text:p>
          </draw:text-box>
        </draw:frame>
        <draw:custom-shape draw:style-name="gr24" draw:text-style-name="P13" draw:layer="layout" svg:width="1cm" svg:height="1cm" svg:x="5.497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1.5cm" svg:height="1.5cm" svg:x="5.247cm" svg:y="13.748cm">
          <draw:text-box>
            <text:p text:style-name="P14"><text:span text:style-name="T4">TER</text:span><text:span text:style-name="T4">M</text:span></text:p>
          </draw:text-box>
        </draw:frame>
        <draw:custom-shape draw:style-name="gr25" draw:text-style-name="P11" draw:layer="layout" svg:width="1cm" svg:height="1cm" svg:x="5.497cm" svg:y="12.747cm">
          <text:p/>
          <draw:enhanced-geometry svg:viewBox="0 0 21600 21600" draw:type="rectangle" draw:enhanced-path="M 0 0 L 21600 0 21600 21600 0 21600 0 0 Z N"/>
        </draw:custom-shape>
        <draw:frame draw:style-name="gr16" draw:text-style-name="P19" draw:layer="layout" svg:width="1.5cm" svg:height="1.5cm" svg:x="5.247cm" svg:y="12.497cm">
          <draw:text-box>
            <text:p text:style-name="P14"><text:span text:style-name="T9">IF</text:span></text:p>
          </draw:text-box>
        </draw:frame>
        <draw:frame draw:style-name="gr28" draw:text-style-name="P23" draw:layer="layout" svg:width="7cm" svg:height="1cm" svg:x="6.747cm" svg:y="13.997cm">
          <draw:text-box>
            <text:p><text:span text:style-name="T11">Ter</text:span><text:span text:style-name="T11">mi</text:span><text:span text:style-name="T11">nat</text:span><text:span text:style-name="T11">ion</text:span></text:p>
          </draw:text-box>
        </draw:frame>
        <draw:frame draw:style-name="gr28" draw:text-style-name="P23" draw:layer="layout" svg:width="7cm" svg:height="1cm" svg:x="6.747cm" svg:y="15.249cm">
          <draw:text-box>
            <text:p><text:span text:style-name="T11">N</text:span><text:span text:style-name="T11">o </text:span><text:span text:style-name="T11">til</text:span><text:span text:style-name="T11">e</text:span></text:p>
          </draw:text-box>
        </draw:frame>
        <draw:frame draw:style-name="gr28" draw:text-style-name="P25" draw:layer="layout" svg:width="7cm" svg:height="1cm" svg:x="6.747cm" svg:y="5.247cm">
          <draw:text-box>
            <text:p text:style-name="P24"><text:span text:style-name="T12">8 </text:span><text:span text:style-name="T12">× </text:span><text:span text:style-name="T12">L</text:span><text:span text:style-name="T12">U</text:span><text:span text:style-name="T12">T</text:span><text:span text:style-name="T12">4 </text:span><text:span text:style-name="T12">+ </text:span><text:span text:style-name="T12">F</text:span><text:span text:style-name="T12">F, </text:span><text:span text:style-name="T12">1 </text:span><text:span text:style-name="T11">× </text:span><text:span text:style-name="T11">M</text:span><text:span text:style-name="T11">U</text:span><text:span text:style-name="T11">X</text:span></text:p>
          </draw:text-box>
        </draw:frame>
        <draw:frame draw:style-name="gr28" draw:text-style-name="P25" draw:layer="layout" svg:width="7cm" svg:height="1cm" svg:x="6.747cm" svg:y="3.997cm">
          <draw:text-box>
            <text:p text:style-name="P26"><text:span text:style-name="T11">2 × </text:span><text:span text:style-name="T11">Inp</text:span><text:span text:style-name="T11">ut / </text:span><text:span text:style-name="T11">Ou</text:span><text:span text:style-name="T11">tpu</text:span><text:span text:style-name="T11">t</text:span></text:p>
          </draw:text-box>
        </draw:frame>
        <draw:frame draw:style-name="gr29" draw:text-style-name="P27" draw:layer="layout" svg:width="7.75cm" svg:height="1.392cm" svg:x="6.747cm" svg:y="8.747cm">
          <draw:text-box>
            <text:p><text:span text:style-name="T12">32 </text:span><text:span text:style-name="T11">× </text:span><text:span text:style-name="T11">1024 </text:span><text:span text:style-name="T11">bit, </text:span><text:span text:style-name="T11">1rw</text:span></text:p>
          </draw:text-box>
        </draw:frame>
        <draw:frame draw:style-name="gr29" draw:text-style-name="P29" draw:layer="layout" svg:width="7.75cm" svg:height="1.392cm" svg:x="6.747cm" svg:y="7.605cm">
          <draw:text-box>
            <text:p text:style-name="P28"><text:span text:style-name="T11">8 </text:span><text:span text:style-name="T11">bi</text:span><text:span text:style-name="T11">t </text:span><text:span text:style-name="T11">⋅ </text:span><text:span text:style-name="T11">8 </text:span><text:span text:style-name="T11">bi</text:span><text:span text:style-name="T11">t </text:span><text:span text:style-name="T11">+ </text:span><text:span text:style-name="T11">2</text:span><text:span text:style-name="T11">0 </text:span><text:span text:style-name="T11">bi</text:span><text:span text:style-name="T11">t</text:span></text:p>
          </draw:text-box>
        </draw:frame>
        <draw:frame draw:style-name="gr29" draw:text-style-name="P27" draw:layer="layout" svg:width="7.75cm" svg:height="1.392cm" svg:x="6.747cm" svg:y="6.247cm">
          <draw:text-box>
            <text:p text:style-name="P26"><text:span text:style-name="T12">Reg</text:span><text:span text:style-name="T12">ister </text:span><text:span text:style-name="T12">file, </text:span><text:span text:style-name="T12">4 × </text:span><text:span text:style-name="T11">32 </text:span><text:span text:style-name="T11">bit, </text:span><text:span text:style-name="T11">2r1</text:span><text:span text:style-name="T11">w</text:span></text:p>
          </draw:text-box>
        </draw:frame>
        <draw:frame draw:style-name="gr29" draw:text-style-name="P27" draw:layer="layout" svg:width="7.75cm" svg:height="1.392cm" svg:x="6.747cm" svg:y="9.997cm">
          <draw:text-box>
            <text:p><text:span text:style-name="T11">W</text:span><text:span text:style-name="T11">a</text:span><text:span text:style-name="T11">r</text:span><text:span text:style-name="T11">m</text:span><text:span text:style-name="T11">b</text:span><text:span text:style-name="T11">o</text:span><text:span text:style-name="T11">ot</text:span><text:span text:style-name="T11">, </text:span><text:span text:style-name="T11">1</text:span><text:span text:style-name="T11">6 </text:span><text:span text:style-name="T11">sl</text:span><text:span text:style-name="T11">ot</text:span><text:span text:style-name="T11">s</text:span></text:p>
          </draw:text-box>
        </draw:frame>
        <draw:frame draw:style-name="gr29" draw:text-style-name="P27" draw:layer="layout" svg:width="7.75cm" svg:height="1.392cm" svg:x="6.747cm" svg:y="11.247cm">
          <draw:text-box>
            <text:p><text:span text:style-name="T12">4 </text:span><text:span text:style-name="T11">× </text:span><text:span text:style-name="T11">IR</text:span><text:span text:style-name="T11">Q </text:span><text:span text:style-name="T11">to </text:span><text:span text:style-name="T11">CP</text:span><text:span text:style-name="T11">U</text:span></text:p>
          </draw:text-box>
        </draw:frame>
        <draw:frame draw:style-name="gr30" draw:text-style-name="P27" draw:layer="layout" svg:width="7.75cm" svg:height="1cm" svg:x="6.747cm" svg:y="12.747cm">
          <draw:text-box>
            <text:p><text:span text:style-name="T11">Int</text:span><text:span text:style-name="T11">erf</text:span><text:span text:style-name="T11">ac</text:span><text:span text:style-name="T11">e </text:span><text:span text:style-name="T11">to </text:span><text:span text:style-name="T11">CP</text:span><text:span text:style-name="T11">U / </text:span><text:span text:style-name="T11">So</text:span><text:span text:style-name="T11">C</text:span></text:p>
          </draw:text-box>
        </draw:frame>
        <draw:custom-shape draw:style-name="gr18" draw:text-style-name="P21" draw:layer="layout" svg:width="1cm" svg:height="1cm" svg:x="16cm" svg:y="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0" draw:layer="layout" svg:width="1cm" svg:height="2cm" svg:x="25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7.247cm)">
          <draw:text-box>
            <text:p text:style-name="P14"><text:span text:style-name="T2">SR</text:span><text:span text:style-name="T2">AM</text:span></text:p>
          </draw:text-box>
        </draw:frame>
        <draw:frame draw:style-name="gr16" draw:text-style-name="P18" draw:layer="layout" svg:width="1.5cm" svg:height="1.5cm" svg:x="15.75cm" svg:y="4.747cm">
          <draw:text-box>
            <text:p text:style-name="P14"><text:span text:style-name="T8">C</text:span><text:span text:style-name="T8">L</text:span><text:span text:style-name="T8">B</text:span></text:p>
          </draw:text-box>
        </draw:frame>
        <draw:custom-shape draw:style-name="gr20" draw:text-style-name="P22" draw:layer="layout" svg:width="1cm" svg:height="1cm" svg:x="15cm" svg:y="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4.747cm">
          <draw:text-box>
            <text:p text:style-name="P14"><text:span text:style-name="T7">I</text:span><text:span text:style-name="T7">O</text:span></text:p>
          </draw:text-box>
        </draw:frame>
        <draw:custom-shape draw:style-name="gr20" draw:text-style-name="P22" draw:layer="layout" svg:width="1cm" svg:height="1cm" svg:x="15cm" svg:y="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5.749cm">
          <draw:text-box>
            <text:p text:style-name="P14"><text:span text:style-name="T7">I</text:span><text:span text:style-name="T7">O</text:span></text:p>
          </draw:text-box>
        </draw:frame>
        <draw:custom-shape draw:style-name="gr18" draw:text-style-name="P21" draw:layer="layout" svg:width="1cm" svg:height="1cm" svg:x="16cm" svg:y="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5.749cm">
          <draw:text-box>
            <text:p text:style-name="P14"><text:span text:style-name="T8">C</text:span><text:span text:style-name="T8">L</text:span><text:span text:style-name="T8">B</text:span></text:p>
          </draw:text-box>
        </draw:frame>
        <draw:custom-shape draw:style-name="gr18" draw:text-style-name="P21" draw:layer="layout" svg:width="1cm" svg:height="1cm" svg:x="17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4.747cm">
          <draw:text-box>
            <text:p text:style-name="P14"><text:span text:style-name="T8">CLB</text:span></text:p>
          </draw:text-box>
        </draw:frame>
        <draw:custom-shape draw:style-name="gr23" draw:text-style-name="P21" draw:layer="layout" svg:width="1cm" svg:height="1cm" svg:x="18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17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5.749cm">
          <draw:text-box>
            <text:p text:style-name="P14"><text:span text:style-name="T8">CLB</text:span></text:p>
          </draw:text-box>
        </draw:frame>
        <draw:custom-shape draw:style-name="gr23" draw:text-style-name="P21" draw:layer="layout" svg:width="1cm" svg:height="1cm" svg:x="18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0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4.747cm">
          <draw:text-box>
            <text:p text:style-name="P14"><text:span text:style-name="T8">CL</text:span><text:span text:style-name="T8">B</text:span></text:p>
          </draw:text-box>
        </draw:frame>
        <draw:custom-shape draw:style-name="gr18" draw:text-style-name="P21" draw:layer="layout" svg:width="1cm" svg:height="1cm" svg:x="21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0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5.749cm">
          <draw:text-box>
            <text:p text:style-name="P14"><text:span text:style-name="T8">C</text:span><text:span text:style-name="T8">L</text:span><text:span text:style-name="T8">B</text:span></text:p>
          </draw:text-box>
        </draw:frame>
        <draw:custom-shape draw:style-name="gr18" draw:text-style-name="P21" draw:layer="layout" svg:width="1cm" svg:height="1cm" svg:x="21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3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4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4.747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3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5.749cm">
          <draw:text-box>
            <text:p text:style-name="P14"><text:span text:style-name="T8">CLB</text:span></text:p>
          </draw:text-box>
        </draw:frame>
        <draw:custom-shape draw:style-name="gr18" draw:text-style-name="P21" draw:layer="layout" svg:width="1cm" svg:height="1cm" svg:x="24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5.749cm">
          <draw:text-box>
            <text:p text:style-name="P14"><text:span text:style-name="T8">CLB</text:span></text:p>
          </draw:text-box>
        </draw:frame>
        <draw:custom-shape draw:style-name="gr26" draw:text-style-name="P31" draw:layer="layout" svg:width="1cm" svg:height="1cm" svg:x="19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4.747cm">
          <draw:text-box>
            <text:p text:style-name="P14"><text:span text:style-name="T10">REG</text:span></text:p>
          </draw:text-box>
        </draw:frame>
        <draw:custom-shape draw:style-name="gr26" draw:text-style-name="P31" draw:layer="layout" svg:width="1cm" svg:height="1cm" svg:x="19cm" svg:y="5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5.749cm">
          <draw:text-box>
            <text:p text:style-name="P14"><text:span text:style-name="T10">REG</text:span></text:p>
          </draw:text-box>
        </draw:frame>
        <draw:custom-shape draw:style-name="gr27" draw:text-style-name="P32" draw:layer="layout" svg:width="1cm" svg:height="2cm" svg:x="22cm" svg:y="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7.247cm)">
          <draw:text-box>
            <text:p text:style-name="P14"><text:span text:style-name="T2">MA</text:span><text:span text:style-name="T2">C</text:span></text:p>
          </draw:text-box>
        </draw:frame>
        <draw:custom-shape draw:style-name="gr31" draw:text-style-name="P33" draw:layer="layout" svg:width="1cm" svg:height="2cm" svg:x="25cm" svg:y="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5.247cm)">
          <draw:text-box>
            <text:p text:style-name="P14"><text:span text:style-name="T2">S</text:span><text:span text:style-name="T2">R</text:span><text:span text:style-name="T2">A</text:span><text:span text:style-name="T2">M</text:span></text:p>
          </draw:text-box>
        </draw:frame>
        <draw:custom-shape draw:style-name="gr18" draw:text-style-name="P7" draw:layer="layout" svg:width="1cm" svg:height="1cm" svg:x="16cm" svg:y="6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6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6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6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7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7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7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7.747cm">
          <draw:text-box>
            <text:p text:style-name="P14"><text:span text:style-name="T8">C</text:span><text:span text:style-name="T8">L</text:span><text:span text:style-name="T8">B</text:span></text:p>
          </draw:text-box>
        </draw:frame>
        <draw:custom-shape draw:style-name="gr18" draw:text-style-name="P7" draw:layer="layout" svg:width="1cm" svg:height="1cm" svg:x="17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6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6.747cm">
          <draw:text-box>
            <text:p text:style-name="P14"><text:span text:style-name="T8">CL</text:span><text:span text:style-name="T8">B</text:span></text:p>
          </draw:text-box>
        </draw:frame>
        <draw:custom-shape draw:style-name="gr18" draw:text-style-name="P7" draw:layer="layout" svg:width="1cm" svg:height="1cm" svg:x="17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7.747cm">
          <draw:text-box>
            <text:p text:style-name="P14"><text:span text:style-name="T8">CL</text:span><text:span text:style-name="T8">B</text:span></text:p>
          </draw:text-box>
        </draw:frame>
        <draw:custom-shape draw:style-name="gr23" draw:text-style-name="P7" draw:layer="layout" svg:width="1cm" svg:height="1cm" svg:x="18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6.747cm">
          <draw:text-box>
            <text:p text:style-name="P14"><text:span text:style-name="T8">CL</text:span><text:span text:style-name="T8">B</text:span></text:p>
          </draw:text-box>
        </draw:frame>
        <draw:custom-shape draw:style-name="gr18" draw:text-style-name="P7" draw:layer="layout" svg:width="1cm" svg:height="1cm" svg:x="20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6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7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7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6.747cm">
          <draw:text-box>
            <text:p text:style-name="P14"><text:span text:style-name="T10">R</text:span><text:span text:style-name="T10">E</text:span><text:span text:style-name="T10">G</text:span></text:p>
          </draw:text-box>
        </draw:frame>
        <draw:custom-shape draw:style-name="gr26" draw:text-style-name="P4" draw:layer="layout" svg:width="1cm" svg:height="1cm" svg:x="19cm" svg:y="7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7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9.247cm)">
          <draw:text-box>
            <text:p text:style-name="P14"><text:span text:style-name="T2">MA</text:span><text:span text:style-name="T2">C</text:span></text:p>
          </draw:text-box>
        </draw:frame>
        <draw:custom-shape draw:style-name="gr18" draw:text-style-name="P7" draw:layer="layout" svg:width="1cm" svg:height="1cm" svg:x="16cm" svg:y="8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1cm" svg:height="2cm" svg:x="25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1.247cm)">
          <draw:text-box>
            <text:p text:style-name="P14"><text:span text:style-name="T2">S</text:span><text:span text:style-name="T2">R</text:span><text:span text:style-name="T2">A</text:span><text:span text:style-name="T2">M</text:span></text:p>
          </draw:text-box>
        </draw:frame>
        <draw:frame draw:style-name="gr16" draw:text-style-name="P18" draw:layer="layout" svg:width="1.5cm" svg:height="1.5cm" svg:x="15.75cm" svg:y="8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8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8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9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9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9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8.747cm">
          <draw:text-box>
            <text:p text:style-name="P14"><text:span text:style-name="T8">CL</text:span><text:span text:style-name="T8">B</text:span></text:p>
          </draw:text-box>
        </draw:frame>
        <draw:custom-shape draw:style-name="gr23" draw:text-style-name="P7" draw:layer="layout" svg:width="1cm" svg:height="1cm" svg:x="18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8.747cm">
          <draw:text-box>
            <text:p text:style-name="P14"><text:span text:style-name="T8">CL</text:span><text:span text:style-name="T8">B</text:span></text:p>
          </draw:text-box>
        </draw:frame>
        <draw:custom-shape draw:style-name="gr18" draw:text-style-name="P7" draw:layer="layout" svg:width="1cm" svg:height="1cm" svg:x="17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9.747cm">
          <draw:text-box>
            <text:p text:style-name="P14"><text:span text:style-name="T8">CL</text:span><text:span text:style-name="T8">B</text:span></text:p>
          </draw:text-box>
        </draw:frame>
        <draw:custom-shape draw:style-name="gr23" draw:text-style-name="P7" draw:layer="layout" svg:width="1cm" svg:height="1cm" svg:x="18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8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9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9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8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9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9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8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1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svg:x="25cm" svg:y="6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9.247cm)">
          <draw:text-box>
            <text:p text:style-name="P14"><text:span text:style-name="T2">SRAM</text:span></text:p>
          </draw:text-box>
        </draw:frame>
        <draw:custom-shape draw:style-name="gr18" draw:text-style-name="P7" draw:layer="layout" svg:width="1cm" svg:height="1cm" svg:x="16cm" svg:y="1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0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10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0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11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1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11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0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1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0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1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1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0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11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1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3.247cm)">
          <draw:text-box>
            <text:p text:style-name="P14"><text:span text:style-name="T2">MAC</text:span></text:p>
          </draw:text-box>
        </draw:frame>
        <draw:custom-shape draw:style-name="gr18" draw:text-style-name="P7" draw:layer="layout" svg:width="1cm" svg:height="1cm" svg:x="16cm" svg:y="1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1cm" svg:height="2cm" svg:x="25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5.247cm)">
          <draw:text-box>
            <text:p text:style-name="P14"><text:span text:style-name="T2">SRAM</text:span></text:p>
          </draw:text-box>
        </draw:frame>
        <draw:frame draw:style-name="gr16" draw:text-style-name="P18" draw:layer="layout" svg:width="1.5cm" svg:height="1.5cm" svg:x="15.75cm" svg:y="12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12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2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1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3.748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13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2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3.748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2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3.748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3.748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2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13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3.748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12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5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svg:x="25cm" svg:y="10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3.247cm)">
          <draw:text-box>
            <text:p text:style-name="P14"><text:span text:style-name="T2">SRAM</text:span></text:p>
          </draw:text-box>
        </draw:frame>
        <draw:custom-shape draw:style-name="gr18" draw:text-style-name="P7" draw:layer="layout" svg:width="1cm" svg:height="1cm" svg:x="16cm" svg:y="1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33" draw:layer="layout" svg:width="1cm" svg:height="2cm" svg:x="25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4.75cm 17.247cm)">
          <draw:text-box>
            <text:p text:style-name="P14"><text:span text:style-name="T2">SRAM</text:span></text:p>
          </draw:text-box>
        </draw:frame>
        <draw:frame draw:style-name="gr16" draw:text-style-name="P18" draw:layer="layout" svg:width="1.5cm" svg:height="1.5cm" svg:x="15.75cm" svg:y="14.747cm">
          <draw:text-box>
            <text:p text:style-name="P14"><text:span text:style-name="T8">CLB</text:span></text:p>
          </draw:text-box>
        </draw:frame>
        <draw:custom-shape draw:style-name="gr20" draw:text-style-name="P5" draw:layer="layout" svg:width="1cm" svg:height="1cm" svg:x="15cm" svg:y="14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4.747cm">
          <draw:text-box>
            <text:p text:style-name="P14"><text:span text:style-name="T7">IO</text:span></text:p>
          </draw:text-box>
        </draw:frame>
        <draw:custom-shape draw:style-name="gr20" draw:text-style-name="P5" draw:layer="layout" svg:width="1cm" svg:height="1cm" svg:x="15cm" svg:y="1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5" draw:layer="layout" svg:width="1.5cm" svg:height="1.5cm" svg:x="14.75cm" svg:y="15.747cm">
          <draw:text-box>
            <text:p text:style-name="P14"><text:span text:style-name="T7">IO</text:span></text:p>
          </draw:text-box>
        </draw:frame>
        <draw:custom-shape draw:style-name="gr18" draw:text-style-name="P7" draw:layer="layout" svg:width="1cm" svg:height="1cm" svg:x="16cm" svg:y="15.9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8" draw:layer="layout" svg:width="1.5cm" svg:height="1.5cm" svg:x="15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4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17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6.75cm" svg:y="15.747cm">
          <draw:text-box>
            <text:p text:style-name="P14"><text:span text:style-name="T8">CLB</text:span></text:p>
          </draw:text-box>
        </draw:frame>
        <draw:custom-shape draw:style-name="gr23" draw:text-style-name="P7" draw:layer="layout" svg:width="1cm" svg:height="1cm" svg:x="18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7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0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19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1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0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4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3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2.75cm" svg:y="15.747cm">
          <draw:text-box>
            <text:p text:style-name="P14"><text:span text:style-name="T8">CLB</text:span></text:p>
          </draw:text-box>
        </draw:frame>
        <draw:custom-shape draw:style-name="gr18" draw:text-style-name="P7" draw:layer="layout" svg:width="1cm" svg:height="1cm" svg:x="24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8" draw:layer="layout" svg:width="1.5cm" svg:height="1.5cm" svg:x="23.75cm" svg:y="15.747cm">
          <draw:text-box>
            <text:p text:style-name="P14"><text:span text:style-name="T8">CLB</text:span></text:p>
          </draw:text-box>
        </draw:frame>
        <draw:custom-shape draw:style-name="gr26" draw:text-style-name="P4" draw:layer="layout" svg:width="1cm" svg:height="1cm" svg:x="19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4.747cm">
          <draw:text-box>
            <text:p text:style-name="P14"><text:span text:style-name="T10">REG</text:span></text:p>
          </draw:text-box>
        </draw:frame>
        <draw:custom-shape draw:style-name="gr26" draw:text-style-name="P4" draw:layer="layout" svg:width="1cm" svg:height="1cm" svg:x="19cm" svg:y="15.997cm">
          <text:p/>
          <draw:enhanced-geometry svg:viewBox="0 0 21600 21600" draw:type="rectangle" draw:enhanced-path="M 0 0 L 21600 0 21600 21600 0 21600 0 0 Z N"/>
        </draw:custom-shape>
        <draw:frame draw:style-name="gr16" draw:text-style-name="P17" draw:layer="layout" svg:width="1.5cm" svg:height="1.5cm" svg:x="18.75cm" svg:y="15.747cm">
          <draw:text-box>
            <text:p text:style-name="P14"><text:span text:style-name="T10">REG</text:span></text:p>
          </draw:text-box>
        </draw:frame>
        <draw:custom-shape draw:style-name="gr27" draw:text-style-name="P12" draw:layer="layout" svg:width="1cm" svg:height="2cm" svg:x="22cm" svg:y="14.997cm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draw:transform="rotate (1.5707963267949) translate (21.75cm 17.247cm)">
          <draw:text-box>
            <text:p text:style-name="P14"><text:span text:style-name="T2">MAC</text:span></text:p>
          </draw:text-box>
        </draw:frame>
        <draw:custom-shape draw:style-name="gr31" draw:text-style-name="P33" draw:layer="layout" svg:width="1cm" svg:height="2cm" draw:transform="rotate (-1.5707963267949) translate (6.497cm 8.997cm)">
          <text:p/>
          <draw:enhanced-geometry svg:viewBox="0 0 21600 21600" draw:type="rectangle" draw:enhanced-path="M 0 0 L 21600 0 21600 21600 0 21600 0 0 Z N"/>
        </draw:custom-shape>
        <draw:frame draw:style-name="gr16" draw:text-style-name="P16" draw:layer="layout" svg:width="2.5cm" svg:height="1.5cm" svg:x="4.247cm" svg:y="8.747cm">
          <draw:text-box>
            <text:p text:style-name="P14"><text:span text:style-name="T2">SRAM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9T14:12:04.983716054</meta:creation-date>
    <dc:date>2025-04-14T08:46:47.166154972</dc:date>
    <meta:editing-duration>PT6H36M31S</meta:editing-duration>
    <meta:editing-cycles>140</meta:editing-cycles>
    <meta:generator>LibreOffice/25.2.2.2$Linux_X86_64 LibreOffice_project/520$Build-2</meta:generator>
    <meta:print-date>2025-04-10T12:06:43.756703355</meta:print-date>
    <meta:printed-by>PDF-Dateien</meta:printed-by>
    <meta:document-statistic meta:object-count="804"/>
  </office:meta>
</office:document-meta>
</file>